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Таблица1" style:family="table">
      <style:table-properties style:width="17cm" fo:margin-left="0.004cm" fo:margin-top="0cm" fo:margin-bottom="0cm" table:align="left" style:writing-mode="lr-tb"/>
    </style:style>
    <style:style style:name="Таблица1.A" style:family="table-column">
      <style:table-column-properties style:column-width="8.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="0.097cm" fo:border-left="0.25pt solid #000000" fo:border-right="none" fo:border-top="0.25pt solid #000000" fo:border-bottom="0.25pt solid #000000"/>
    </style:style>
    <style:style style:name="Таблица1.B1" style:family="table-cell">
      <style:table-cell-properties fo:padding="0.097cm" fo:border="0.25pt solid #000000"/>
    </style:style>
    <style:style style:name="Таблица1.A2" style:family="table-cell">
      <style:table-cell-properties fo:padding="0.097cm" fo:border-left="0.25pt solid #000000" fo:border-right="none" fo:border-top="none" fo:border-bottom="0.25pt solid #000000"/>
    </style:style>
    <style:style style:name="Таблица1.B2" style:family="table-cell">
      <style:table-cell-properties fo:padding="0.097cm" fo:border-left="0.25pt solid #000000" fo:border-right="0.25pt solid #000000" fo:border-top="none" fo:border-bottom="0.25pt solid #000000"/>
    </style:style>
    <style:style style:name="P1" style:family="paragraph" style:parent-style-name="Text_20_body">
      <style:paragraph-properties fo:text-align="start" style:justify-single-word="false" style:writing-mode="lr-tb"/>
    </style:style>
    <style:style style:name="P2" style:family="paragraph" style:parent-style-name="Frame_20_contents">
      <style:paragraph-properties style:writing-mode="lr-tb"/>
    </style:style>
    <style:style style:name="P3" style:family="paragraph" style:parent-style-name="Horizontal_20_Line">
      <style:paragraph-properties fo:margin-top="0cm" fo:margin-bottom="0.499cm" style:contextual-spacing="false" fo:text-align="start" style:justify-single-word="false" style:border-line-width-bottom="0.009cm 0.009cm 0.009cm" fo:padding="0cm" fo:border-left="none" fo:border-right="none" fo:border-top="none" fo:border-bottom="0.74pt double #808080" text:number-lines="false" text:line-number="0" style:writing-mode="lr-tb"/>
    </style:style>
    <style:style style:name="P4" style:family="paragraph" style:parent-style-name="Text_20_body">
      <style:paragraph-properties fo:margin-top="0cm" fo:margin-bottom="0.247cm" style:contextual-spacing="false" fo:text-align="start" style:justify-single-word="false" fo:break-before="page" style:writing-mode="lr-tb"/>
    </style:style>
    <style:style style:name="P5" style:family="paragraph" style:parent-style-name="Frame_20_contents">
      <style:paragraph-properties style:writing-mode="lr-tb"/>
    </style:style>
    <style:style style:name="P6" style:family="paragraph" style:parent-style-name="Standard" style:list-style-name="WWNum2"/>
    <style:style style:name="P7" style:family="paragraph">
      <style:paragraph-properties style:writing-mode="lr-tb"/>
      <style:text-properties style:font-name="Noto Sans" fo:font-size="24pt"/>
    </style:style>
    <style:style style:name="P8" style:family="paragraph">
      <loext:graphic-properties draw:fill="solid" draw:fill-color="#ffffff"/>
      <style:paragraph-properties style:writing-mode="lr-tb"/>
      <style:text-properties style:font-name="Noto Sans" fo:font-size="24pt"/>
    </style:style>
    <style:style style:name="P9" style:family="paragraph">
      <loext:graphic-properties draw:fill="none"/>
      <style:paragraph-properties fo:text-align="start"/>
      <style:text-properties fo:color="#000000" loext:opacity="100%" fo:font-size="18pt"/>
    </style:style>
    <style:style style:name="P10" style:family="paragraph">
      <loext:graphic-properties draw:fill="solid" draw:fill-color="#729fcf"/>
      <style:paragraph-properties fo:text-align="start"/>
      <style:text-properties fo:color="#000000" loext:opacity="100%" fo:font-size="18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officeooo:rsid="001ba8ce"/>
    </style:style>
    <style:style style:name="T3" style:family="text">
      <style:text-properties fo:color="#000000" loext:opacity="100%" style:font-name="Liberation Serif" fo:font-size="12pt" fo:language="ru" fo:country="RU" officeooo:rsid="001ba8ce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4" style:family="text">
      <style:text-properties officeooo:rsid="001ba8ce"/>
    </style:style>
    <style:style style:name="T5" style:family="text">
      <style:text-properties style:use-window-font-color="true" loext:opacity="0%" style:font-name="Liberation Serif" fo:font-size="12pt" fo:language="ru" fo:country="RU" officeooo:rsid="001ba8ce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6" style:family="text">
      <style:text-properties style:font-name="Noto Sans" fo:font-size="24pt"/>
    </style:style>
    <style:style style:name="T7" style:family="text">
      <style:text-properties style:font-name="Noto Sans" fo:font-size="24pt" style:language-asian="zh" style:country-asian="CN"/>
    </style:style>
    <style:style style:name="fr1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gr1" style:family="graphic">
      <style:graphic-properties draw:stroke="solid" svg:stroke-width="0.053cm" svg:stroke-color="#808080" draw:stroke-linejoin="miter" svg:stroke-linecap="butt" draw:fill="solid" draw:fill-color="#ffffff" draw:textarea-vertical-align="middle" draw:auto-grow-height="false" draw:auto-grow-width="false" fo:min-height="1.042cm" fo:min-width="16.713cm" fo:padding-top="0.026cm" fo:padding-bottom="0.026cm" fo:padding-left="0.026cm" fo:padding-right="0.026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 style:parent-style-name="Frame">
      <style:graphic-properties draw:stroke="none" svg:stroke-width="0cm" draw:fill="none" draw:textarea-vertical-align="top" draw:auto-grow-height="false" fo:min-height="0.919cm" fo:min-width="5.417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solid" svg:stroke-width="0cm" svg:stroke-color="#3465a4" draw:fill="solid" draw:fill-color="#729fcf" draw:textarea-vertical-align="middle" draw:auto-grow-height="false" fo:min-height="2.219cm" fo:min-width="10.638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{% if <text:span text:style-name="T5">False</text:span> %}{{ True }}Paragraph{% endif %}</text:p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Table_20_Contents">{% if <text:span text:style-name="T5">False</text:span> %}{{ True }}Cell A1{% endif %}</text:p>
          </table:table-cell>
          <table:table-cell table:style-name="Таблица1.B1" office:value-type="string">
            <text:p text:style-name="Table_20_Contents">{% if <text:span text:style-name="T5">False</text:span> %}{{ True }}Cell A2{% endif %}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{% if <text:span text:style-name="T5">False</text:span> %}{{ True }}Cell B1{% endif %}</text:p>
          </table:table-cell>
          <table:table-cell table:style-name="Таблица1.B2" office:value-type="string">
            <text:p text:style-name="Table_20_Contents">{% if <text:span text:style-name="T5">False</text:span> %}{{ True }}Cell B2{% endif %}</text:p>
          </table:table-cell>
        </table:table-row>
      </table:table>
      <text:list xml:id="list4003696826" text:style-name="WWNum2">
        <text:list-item>
          <text:p text:style-name="P6">{% if <text:span text:style-name="T5">False</text:span> %}{{ True }}List item{% endif %}</text:p>
        </text:list-item>
      </text:list>
      <text:p text:style-name="P3"><draw:custom-shape text:anchor-type="paragraph" draw:z-index="0" draw:name="Фигура1" draw:style-name="gr3" draw:text-style-name="P10" svg:width="10.637cm" svg:height="2.218cm" svg:x="6.167cm" svg:y="0.183cm"><text:p text:style-name="P2">{% if <text:span text:style-name="T5">False</text:span> %}{{ True }}Shape{% endif %}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><text:a xlink:type="simple" xlink:href="https://duckduckgo.com/" text:style-name="Standard" text:visited-style-name="Standard">Hyper text</text:a></text:p>
      <text:p text:style-name="P1"/>
      <text:p text:style-name="P1"><draw:custom-shape text:anchor-type="paragraph" draw:z-index="1" draw:name="Фигура2" draw:style-name="gr2" draw:text-style-name="P9" svg:width="5.416cm" svg:height="0.918cm" svg:x="0.106cm" svg:y="0.392cm"><text:p text:style-name="P2"><text:span text:style-name="T1">{% if </text:span><text:span text:style-name="T3">False</text:span><text:span text:style-name="T1"> %}{{ True }}Text field{% endif %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" draw:name="Фигура3" draw:style-name="gr1" draw:text-style-name="P8" svg:width="16.765cm" svg:height="1.094cm" svg:x="0.178cm" svg:y="4.362cm"><text:p text:style-name="P7"><text:span text:style-name="T6">{% if </text:span><text:span text:style-name="T7">False</text:span><text:span text:style-name="T6"> %}{{ </text:span><text:span text:style-name="T7">True</text:span><text:span text:style-name="T6"> }}Text effect{% endif %}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frame draw:style-name="fr1" draw:name="1" text:anchor-type="as-char" svg:width="9.419cm" svg:height="0.467cm" draw:z-index="5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Text_20_body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default-outline-level="" style:class="html">
      <style:paragraph-properties fo:margin-top="0cm" fo:margin-bottom="0.499cm" style:contextual-spacing="false" style:border-line-width-bottom="0.009cm 0.009cm 0.009cm" fo:padding="0cm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Frame_20_contents" style:display-name="Frame contents" style:family="paragraph" style:parent-style-name="Standard" style:default-outline-level="" style:class="extra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4T11:50:00</meta:creation-date>
    <dc:language>ru-RU</dc:language>
    <dc:date>2021-01-22T20:50:17.990879689</dc:date>
    <meta:editing-cycles>16</meta:editing-cycles>
    <meta:editing-duration>PT15M39S</meta:editing-duration>
    <meta:generator>LibreOffice/7.0.3.1$Linux_X86_64 LibreOffice_project/00$Build-1</meta:generator>
    <meta:document-statistic meta:table-count="1" meta:image-count="0" meta:object-count="1" meta:page-count="2" meta:paragraph-count="10" meta:word-count="73" meta:character-count="352" meta:non-whitespace-character-count="289"/>
  </office:meta>
</office:document-meta>
</file>

<file path=Object 1/content.xml><?xml version="1.0" encoding="utf-8"?>
<math xmlns="http://www.w3.org/1998/Math/MathML" display="block">
  <semantics>
    <mrow>
      <mtext>%</mtext>
      <mi mathvariant="italic">if</mi>
      <mi mathvariant="italic">show</mi>
      <mtext>%</mtext>
      <mi mathvariant="italic">show</mi>
      <mi mathvariant="italic">formula</mi>
      <mtext>%</mtext>
      <mi mathvariant="italic">endif</mi>
      <mrow>
        <mrow>
          <mtext>%</mtext>
          <mo stretchy="false">+</mo>
          <mrow>
            <mi mathvariant="italic">something</mi>
            <mo stretchy="false">/</mo>
            <mn>10</mn>
          </mrow>
        </mrow>
        <mo stretchy="false">=</mo>
        <mn>2</mn>
      </mrow>
    </mrow>
    <annotation encoding="StarMath 5.0">"%" if show "%" show formula "%" endif "%" + {something} / {10} = 2</annotation>
  </semantics>
</math>
</file>